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ndale Sans UI" svg:font-family="Andale Sans UI" style:font-family-generic="system" style:font-pitch="variable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4" style:parent-style-name="DefaultParagraphFont" style:family="text">
      <style:text-properties fo:background-color="#FFFFFF"/>
    </style:style>
    <style:style style:name="T15" style:parent-style-name="DefaultParagraphFont" style:family="text">
      <style:text-properties style:font-name="DengXian" style:font-name-asian="DengXian" style:language-asian="zh" style:country-asian="CN"/>
    </style:style>
    <style:style style:name="T16" style:parent-style-name="DefaultParagraphFont" style:family="text">
      <style:text-properties style:font-name-asian="Andale Sans UI"/>
    </style:style>
    <style:style style:name="T17" style:parent-style-name="DefaultParagraphFont" style:family="text">
      <style:text-properties style:font-name="monospace" fo:color="#000000" fo:background-color="#FFFFFF"/>
    </style:style>
    <style:style style:name="T18" style:parent-style-name="DefaultParagraphFont" style:family="text">
      <style:text-properties style:font-name="monospace" fo:color="#000000" fo:background-color="#FFFFFF"/>
    </style:style>
    <style:style style:name="T19" style:parent-style-name="DefaultParagraphFont" style:family="text">
      <style:text-properties style:font-name="monospace"/>
    </style:style>
    <style:style style:name="T20" style:parent-style-name="DefaultParagraphFont" style:family="text">
      <style:text-properties style:font-name="monospace"/>
    </style:style>
    <style:style style:name="P21" style:parent-style-name="Textbody" style:family="paragraph">
      <style:text-properties style:font-name="monospace"/>
    </style:style>
    <style:style style:name="P22" style:parent-style-name="Textbody" style:family="paragraph">
      <style:text-properties style:font-name="monospace"/>
    </style:style>
    <style:style style:name="P23" style:parent-style-name="Textbody" style:family="paragraph">
      <style:text-properties style:font-name="monospac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76908525" office:target-frame-name="_top" xlink:show="replace"><text:span text:style-name="Hyperlink">1</text:span><text:tab/>1</text:a></text:p>
          <text:p text:style-name="P2"><text:a xlink:href="#_Toc76908526" office:target-frame-name="_top" xlink:show="replace"><text:span text:style-name="Hyperlink">2</text:span><text:span text:style-name="T3"><text:tab/></text:span><text:span text:style-name="Hyperlink">Array</text:span><text:tab/>1</text:a></text:p>
          <text:p text:style-name="P4"><text:a xlink:href="#_Toc76908527" office:target-frame-name="_top" xlink:show="replace"><text:span text:style-name="Hyperlink">2.1</text:span><text:span text:style-name="T5"><text:tab/></text:span><text:span text:style-name="Hyperlink">Define an array</text:span><text:tab/>1</text:a></text:p>
          <text:p text:style-name="P6"><text:a xlink:href="#_Toc76908528" office:target-frame-name="_top" xlink:show="replace"><text:span text:style-name="Hyperlink">2.2</text:span><text:span text:style-name="T7"><text:tab/></text:span><text:span text:style-name="Hyperlink">Output an array</text:span><text:tab/>1</text:a></text:p>
          <text:p text:style-name="P8"><text:a xlink:href="#_Toc76908529" office:target-frame-name="_top" xlink:show="replace"><text:span text:style-name="Hyperlink">2.2.1</text:span><text:span text:style-name="T9"><text:tab/></text:span><text:span text:style-name="Hyperlink">A</text:span><text:tab/>1</text:a></text:p>
          <text:p text:style-name="P10"><text:a xlink:href="#_Toc76908530" office:target-frame-name="_top" xlink:show="replace"><text:span text:style-name="Hyperlink">3</text:span><text:span text:style-name="T11"><text:tab/></text:span><text:span text:style-name="Hyperlink">Run programmes</text:span><text:tab/>1</text:a></text:p>
          <text:p text:style-name="P12"><text:a xlink:href="#_Toc76908531" office:target-frame-name="_top" xlink:show="replace"><text:span text:style-name="Hyperlink">3.1.1</text:span><text:span text:style-name="T13"><text:tab/></text:span><text:span text:style-name="Hyperlink">A float sequence, Jan. 6, 2019</text:span><text:tab/>1</text:a></text:p>
        </text:index-body>
      </text:table-of-content>
      <text:h text:style-name="Heading1" text:outline-level="1"><text:bookmark-start text:name="_Toc40818478"/><text:bookmark-start text:name="_Toc76908525"/><text:bookmark-end text:name="_Toc40818478"/><text:bookmark-end text:name="_Toc76908525"/>Moving cursors</text:h>
      <text:h text:style-name="Heading2" text:outline-level="2">Moving cursors several spaces once</text:h>
      <text:p text:style-name="Textbody">Ctrl + -&gt;</text:p>
      <text:p text:style-name="Textbody"><text:a xlink:href="https://www.tecmint.com/linux-command-line-bash-shortcut-keys/" office:target-frame-name="_top" xlink:show="replace"><text:span text:style-name="Hyperlink">Useful Linux Command Line Bash Shortcuts You Should Know (tecmint.com)</text:span></text:a></text:p>
      <text:p text:style-name="Textbody"/>
      <text:h text:style-name="Heading1" text:outline-level="1"><text:bookmark-start text:name="__RefHeading___Toc14218_2028135211"/><text:bookmark-start text:name="_Toc40818479"/><text:bookmark-start text:name="_Toc76908526"/>Array<text:bookmark-end text:name="__RefHeading___Toc14218_2028135211"/><text:bookmark-end text:name="_Toc40818479"/><text:bookmark-end text:name="_Toc76908526"/></text:h>
      <text:h text:style-name="Heading2" text:outline-level="2"><text:bookmark-start text:name="__RefHeading___Toc14220_2028135211"/><text:bookmark-start text:name="_Toc40818480"/><text:bookmark-start text:name="_Toc76908527"/>Define an array<text:bookmark-end text:name="__RefHeading___Toc14220_2028135211"/><text:bookmark-end text:name="_Toc40818480"/><text:bookmark-end text:name="_Toc76908527"/></text:h>
      <text:p text:style-name="Textbody"><text:span text:style-name="SourceText">r=(25 23 20 20 20 20)</text:span></text:p>
      <text:h text:style-name="Heading2" text:outline-level="2"><text:bookmark-start text:name="__RefHeading___Toc25253_1918475198"/><text:bookmark-start text:name="_Toc40818481"/><text:bookmark-start text:name="_Toc76908528"/>Output an array<text:bookmark-end text:name="__RefHeading___Toc25253_1918475198"/><text:bookmark-end text:name="_Toc40818481"/><text:bookmark-end text:name="_Toc76908528"/></text:h>
      <text:p text:style-name="Textbody"><text:span text:style-name="T14">echo ${c[@]}</text:span><text:line-break/></text:p>
      <text:h text:style-name="Heading3" text:outline-level="3"><text:bookmark-start text:name="__RefHeading___Toc14222_2028135211"/><text:bookmark-start text:name="_Toc40818482"/><text:bookmark-start text:name="_Toc76908529"/>A<text:bookmark-end text:name="__RefHeading___Toc14222_2028135211"/><text:bookmark-end text:name="_Toc40818482"/><text:bookmark-end text:name="_Toc76908529"/></text:h>
      <text:p text:style-name="Textbody"/>
      <text:h text:style-name="Heading1" text:outline-level="1"><text:bookmark-start text:name="__RefHeading___Toc13659_548043565"/><text:bookmark-start text:name="_Toc40818483"/><text:bookmark-start text:name="_Toc76908530"/>Run<text:span text:style-name="T15">nin</text:span><text:span text:style-name="T16">g</text:span><text:s/>programs<text:bookmark-end text:name="__RefHeading___Toc13659_548043565"/><text:bookmark-end text:name="_Toc40818483"/><text:bookmark-end text:name="_Toc76908530"/></text:h>
      <text:h text:style-name="Heading3" text:outline-level="3"><text:bookmark-start text:name="__RefHeading___Toc13661_548043565"/><text:bookmark-start text:name="_Toc40818484"/><text:bookmark-start text:name="_Toc76908531"/>A float sequence, Jan. 6, 2019<text:bookmark-end text:name="__RefHeading___Toc13661_548043565"/><text:bookmark-end text:name="_Toc40818484"/><text:bookmark-end text:name="_Toc76908531"/></text:h>
      <text:p text:style-name="Textbody"><text:span text:style-name="T17">make; for H<text:s/></text:span><text:span text:style-name="T18">in $(seq 9.0 0.05 10.0); do ./step-4 2 14 $H; done</text:span><text:span text:style-name="T19"><text:line-break/></text:span><text:a xlink:href="https://askubuntu.com/questions/137415/loop-in-bash-to-create-decimal-number" office:target-frame-name="_top" xlink:show="replace"><text:span text:style-name="T20">https://askubuntu.com/questions/137415/loop-in-bash-to-create-decimal-number</text:span></text:a></text:p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ndale Sans UI" svg:font-family="Andale Sans UI" style:font-family-generic="system" style:font-pitch="variable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12-18T02:31:00Z</dc:date>
    <meta:template xlink:href="Normal.dotm" xlink:type="simple"/>
    <meta:editing-cycles>64</meta:editing-cycles>
    <meta:editing-duration>PT13474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1" meta:character-count="946" meta:row-count="6" meta:non-whitespace-character-count="806"/>
  </office:meta>
</office:document-meta>
</file>